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DengXian" svg:font-family="DengXia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DengXian Light" svg:font-family="DengXian Light" style:font-family-generic="system" style:font-pitch="variable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I have followed instructions as provided and have created a local storage container with sub folders and screenshotted the entire thing. I have also created a word doc explaining what I have done.</text:p>
      <text:p text:style-name="Normal"/>
      <text:p text:style-name="Normal">Task3</text:p>
      <text:p text:style-name="Normal">I have followed instructions and created a new repository in github</text:p>
      <text:p text:style-name="Normal"/>
      <text:p text:style-name="Normal">Task 4</text:p>
      <text:p text:style-name="Normal">I have created a link between GitHub and local. And created repositories. I have inputted it incorrectly at first so had to replace it. Also I have removed a new word doc since it was not required and combined it with the current place holder</text:p>
      <text:p text:style-name="Normal">Task5</text:p>
      <text:p text:style-name="Normal">I have followed instructions and copied the code to visual studio saved it in local and opened it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DengXian" svg:font-family="DengXia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DengXian Light" svg:font-family="DengXian Light" style:font-family-generic="system" style:font-pitch="variable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DengXi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DengXian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DengXian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DengXian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DengXian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DengXian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DengXian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DengXian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DengXian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DengXian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DengXian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DengXian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DengXian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DengXian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DengXian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DengXian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DengXian Light" style:font-name-complex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DengXian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DengXian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DengXian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TAS MICKUNAS</meta:initial-creator>
    <dc:creator>MATAS MICKUNAS</dc:creator>
    <meta:creation-date>2026-02-03T11:31:00Z</meta:creation-date>
    <dc:date>2026-02-03T11:56:00Z</dc:date>
    <meta:template xlink:href="Normal" xlink:type="simple"/>
    <meta:editing-cycles>5</meta:editing-cycles>
    <meta:editing-duration>PT540S</meta:editing-duration>
    <meta:document-statistic meta:page-count="1" meta:paragraph-count="1" meta:word-count="93" meta:character-count="627" meta:row-count="4" meta:non-whitespace-character-count="535"/>
  </office:meta>
</office:document-meta>
</file>